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5428" officeooo:paragraph-rsid="00115428"/>
    </style:style>
    <style:style style:name="P2" style:family="paragraph" style:parent-style-name="Heading_20_2">
      <style:text-properties style:text-underline-style="solid" style:text-underline-width="auto" style:text-underline-color="font-color" officeooo:rsid="00115428" officeooo:paragraph-rsid="00115428"/>
    </style:style>
    <style:style style:name="P3" style:family="paragraph" style:parent-style-name="Standard">
      <style:text-properties officeooo:rsid="00115428" officeooo:paragraph-rsid="00115428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132ece" officeooo:paragraph-rsid="00132ece" style:font-size-asian="16pt" style:font-size-complex="16pt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132ece" officeooo:paragraph-rsid="00132ec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style:text-underline-style="none" fo:font-weight="normal" officeooo:rsid="00132ece" officeooo:paragraph-rsid="00132ece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officeooo:rsid="00115428"/>
    </style:style>
    <style:style style:name="T2" style:family="text">
      <style:text-properties style:text-underline-style="none" officeooo:rsid="001154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Patente</text:h>
      <text:p text:style-name="Standard"><text:span text:style-name="T2">Nos hemos informado por Internet y hemos decidido que la mejor opción sería a través de una empresa externa, en concreto:</text:span><text:a xlink:type="simple" xlink:href="https://lafabricadeinventos.com/" text:style-name="Internet_20_link" text:visited-style-name="Visited_20_Internet_20_Link"><text:span text:style-name="T1"> La Fábrica de Inventos</text:span></text:a><text:span text:style-name="T2">.</text:span> </text:p>
      <text:p text:style-name="P1"/>
      <text:p text:style-name="P1">Además de registrar el proyecto a nivel europeo, presentará el producto a diversas empresas para comercializarlo.</text:p>
      <text:p text:style-name="P1"/>
      <text:p text:style-name="P1">Hemos tomado esta decisión principalmente por nuestra falta de experiencia, puesto que aunque esta empresa sea muy completa, el precio será más elevado.</text:p>
      <text:p text:style-name="P1"/>
      <text:p text:style-name="P5">Cómo llegar al público</text:p>
      <text:p text:style-name="P5"/>
      <text:p text:style-name="P6">Redes sociales: Instagram, Twitter, etc...</text:p>
      <text:p text:style-name="P6"/>
      <text:p text:style-name="P6">El proyecto está subido a un repositorio público en github accesible al público</text:p>
      <text:p text:style-name="P6"/>
      <text:p text:style-name="P6">A través de eventos</text:p>
      <text:p text:style-name="P6"/>
      <text:p text:style-name="P6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9T13:12:01.187000000</meta:creation-date>
    <meta:editing-duration>PT5M24S</meta:editing-duration>
    <meta:editing-cycles>2</meta:editing-cycles>
    <meta:generator>LibreOffice/6.3.1.2$Windows_X86_64 LibreOffice_project/b79626edf0065ac373bd1df5c28bd630b4424273</meta:generator>
    <dc:date>2019-11-09T13:17:19.560000000</dc:date>
    <meta:document-statistic meta:table-count="0" meta:image-count="0" meta:object-count="0" meta:page-count="1" meta:paragraph-count="8" meta:word-count="91" meta:character-count="580" meta:non-whitespace-character-count="496"/>
  </office:meta>
</office:document-meta>
</file>